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cc99" fo:wrap-option="wrap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10" table:default-cell-style-name="Default"/>
        <table:table-column table:style-name="co4" table:default-cell-style-name="ce11"/>
        <table:table-column table:style-name="co4" table:number-columns-repeated="1006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number-columns-repeated="9"/>
          <table:table-cell table:style-name="ce9" table:number-columns-repeated="32"/>
          <table:table-cell table:number-columns-repeated="97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256" calcext:value-type="float">
            <text:p>256</text:p>
          </table:table-cell>
          <table:table-cell table:style-name="ce7" table:formula="of:=[.K2]*2" office:value-type="float" office:value="128" calcext:value-type="float">
            <text:p>128</text:p>
          </table:table-cell>
          <table:table-cell table:style-name="ce7" table:formula="of:=[.L2]*2" office:value-type="float" office:value="64" calcext:value-type="float">
            <text:p>64</text:p>
          </table:table-cell>
          <table:table-cell table:style-name="ce7" table:formula="of:=[.M2]*2" office:value-type="float" office:value="32" calcext:value-type="float">
            <text:p>32</text:p>
          </table:table-cell>
          <table:table-cell table:style-name="ce7" table:formula="of:=[.N2]*2" office:value-type="float" office:value="16" calcext:value-type="float">
            <text:p>16</text:p>
          </table:table-cell>
          <table:table-cell table:style-name="ce7" table:formula="of:=[.O2]*2" office:value-type="float" office:value="8" calcext:value-type="float">
            <text:p>8</text:p>
          </table:table-cell>
          <table:table-cell table:style-name="ce7" table:formula="of:=[.P2]*2" office:value-type="float" office:value="4" calcext:value-type="float">
            <text:p>4</text:p>
          </table:table-cell>
          <table:table-cell table:style-name="ce7" table:formula="of:=[.Q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S2]*2" office:value-type="float" office:value="2147483648" calcext:value-type="float">
            <text:p>2147483648</text:p>
          </table:table-cell>
          <table:table-cell table:style-name="ce9" table:formula="of:=[.T2]*2" office:value-type="float" office:value="1073741824" calcext:value-type="float">
            <text:p>1073741824</text:p>
          </table:table-cell>
          <table:table-cell table:style-name="ce9" table:formula="of:=[.U2]*2" office:value-type="float" office:value="536870912" calcext:value-type="float">
            <text:p>536870912</text:p>
          </table:table-cell>
          <table:table-cell table:style-name="ce9" table:formula="of:=[.V2]*2" office:value-type="float" office:value="268435456" calcext:value-type="float">
            <text:p>268435456</text:p>
          </table:table-cell>
          <table:table-cell table:style-name="ce9" table:formula="of:=[.W2]*2" office:value-type="float" office:value="134217728" calcext:value-type="float">
            <text:p>134217728</text:p>
          </table:table-cell>
          <table:table-cell table:style-name="ce9" table:formula="of:=[.X2]*2" office:value-type="float" office:value="67108864" calcext:value-type="float">
            <text:p>67108864</text:p>
          </table:table-cell>
          <table:table-cell table:style-name="ce9" table:formula="of:=[.Y2]*2" office:value-type="float" office:value="33554432" calcext:value-type="float">
            <text:p>33554432</text:p>
          </table:table-cell>
          <table:table-cell table:style-name="ce9" table:formula="of:=[.Z2]*2" office:value-type="float" office:value="16777216" calcext:value-type="float">
            <text:p>16777216</text:p>
          </table:table-cell>
          <table:table-cell table:style-name="ce9" table:formula="of:=[.AA2]*2" office:value-type="float" office:value="8388608" calcext:value-type="float">
            <text:p>8388608</text:p>
          </table:table-cell>
          <table:table-cell table:style-name="ce9" table:formula="of:=[.AB2]*2" office:value-type="float" office:value="4194304" calcext:value-type="float">
            <text:p>4194304</text:p>
          </table:table-cell>
          <table:table-cell table:style-name="ce9" table:formula="of:=[.AC2]*2" office:value-type="float" office:value="2097152" calcext:value-type="float">
            <text:p>2097152</text:p>
          </table:table-cell>
          <table:table-cell table:style-name="ce9" table:formula="of:=[.AD2]*2" office:value-type="float" office:value="1048576" calcext:value-type="float">
            <text:p>1048576</text:p>
          </table:table-cell>
          <table:table-cell table:style-name="ce9" table:formula="of:=[.AE2]*2" office:value-type="float" office:value="524288" calcext:value-type="float">
            <text:p>524288</text:p>
          </table:table-cell>
          <table:table-cell table:style-name="ce9" table:formula="of:=[.AF2]*2" office:value-type="float" office:value="262144" calcext:value-type="float">
            <text:p>262144</text:p>
          </table:table-cell>
          <table:table-cell table:style-name="ce9" table:formula="of:=[.AG2]*2" office:value-type="float" office:value="131072" calcext:value-type="float">
            <text:p>131072</text:p>
          </table:table-cell>
          <table:table-cell table:style-name="ce9" table:formula="of:=[.AH2]*2" office:value-type="float" office:value="65536" calcext:value-type="float">
            <text:p>65536</text:p>
          </table:table-cell>
          <table:table-cell table:style-name="ce9" table:formula="of:=[.AI2]*2" office:value-type="float" office:value="32768" calcext:value-type="float">
            <text:p>32768</text:p>
          </table:table-cell>
          <table:table-cell table:style-name="ce9" table:formula="of:=[.AJ2]*2" office:value-type="float" office:value="16384" calcext:value-type="float">
            <text:p>16384</text:p>
          </table:table-cell>
          <table:table-cell table:style-name="ce9" table:formula="of:=[.AK2]*2" office:value-type="float" office:value="8192" calcext:value-type="float">
            <text:p>8192</text:p>
          </table:table-cell>
          <table:table-cell table:style-name="ce9" table:formula="of:=[.AL2]*2" office:value-type="float" office:value="4096" calcext:value-type="float">
            <text:p>4096</text:p>
          </table:table-cell>
          <table:table-cell table:style-name="ce9" table:formula="of:=[.AM2]*2" office:value-type="float" office:value="2048" calcext:value-type="float">
            <text:p>2048</text:p>
          </table:table-cell>
          <table:table-cell table:style-name="ce9" table:formula="of:=[.AN2]*2" office:value-type="float" office:value="1024" calcext:value-type="float">
            <text:p>1024</text:p>
          </table:table-cell>
          <table:table-cell table:style-name="ce9" table:formula="of:=[.AO2]*2" office:value-type="float" office:value="512" calcext:value-type="float">
            <text:p>512</text:p>
          </table:table-cell>
          <table:table-cell table:style-name="ce9" table:formula="of:=[.AP2]*2" office:value-type="float" office:value="256" calcext:value-type="float">
            <text:p>256</text:p>
          </table:table-cell>
          <table:table-cell table:style-name="ce9" table:formula="of:=[.AQ2]*2" office:value-type="float" office:value="128" calcext:value-type="float">
            <text:p>128</text:p>
          </table:table-cell>
          <table:table-cell table:style-name="ce9" table:formula="of:=[.AR2]*2" office:value-type="float" office:value="64" calcext:value-type="float">
            <text:p>64</text:p>
          </table:table-cell>
          <table:table-cell table:style-name="ce9" table:formula="of:=[.AS2]*2" office:value-type="float" office:value="32" calcext:value-type="float">
            <text:p>32</text:p>
          </table:table-cell>
          <table:table-cell table:style-name="ce9" table:formula="of:=[.AT2]*2" office:value-type="float" office:value="16" calcext:value-type="float">
            <text:p>16</text:p>
          </table:table-cell>
          <table:table-cell table:style-name="ce9" table:formula="of:=[.AU2]*2" office:value-type="float" office:value="8" calcext:value-type="float">
            <text:p>8</text:p>
          </table:table-cell>
          <table:table-cell table:style-name="ce9" table:formula="of:=[.AV2]*2" office:value-type="float" office:value="4" calcext:value-type="float">
            <text:p>4</text:p>
          </table:table-cell>
          <table:table-cell table:style-name="ce9" table:formula="of:=[.AW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SP_DEC</text:p>
          </table:table-cell>
          <table:table-cell table:style-name="ce7" office:value-type="string" calcext:value-type="string">
            <text:p>SP_WR</text:p>
          </table:table-cell>
          <table:table-cell table:style-name="ce7" office:value-type="string" calcext:value-type="string">
            <text:p>SPH</text:p>
          </table:table-cell>
          <table:table-cell table:style-name="ce7" office:value-type="string" calcext:value-type="string">
            <text:p>SP_RAM</text:p>
          </table:table-cell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style-name="ce7" table:number-columns-repeated="2"/>
          <table:table-cell table:style-name="ce12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5"/>
        </table:table-row>
        <table:table-row table:style-name="ro1">
          <table:table-cell table:number-columns-repeated="3"/>
          <table:table-cell table:style-name="ce3" table:number-columns-repeated="14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Q6]*[.Q$2]+[.P6]*[.P$2]+[.O6]*[.O$2]+[.N6]*[.N$2]+[.M6]*[.M$2]+[.L6]*[.L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R6]*[.$R$2]+[.S6]*[.$S$2]+[.T6]*[.$T$2]+[.U6]*[.$U$2]+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" office:value-type="float" office:value="270336" calcext:value-type="float">
            <text:p>270336</text:p>
          </table:table-cell>
          <table:table-cell table:number-columns-repeated="9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Q7]*[.Q$2]+[.P7]*[.P$2]+[.O7]*[.O$2]+[.N7]*[.N$2]+[.M7]*[.M$2]+[.L7]*[.L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R7]*[.$R$2]+[.S7]*[.$S$2]+[.T7]*[.$T$2]+[.U7]*[.$U$2]+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" office:value-type="float" office:value="4096" calcext:value-type="float">
            <text:p>4096</text:p>
          </table:table-cell>
          <table:table-cell table:number-columns-repeated="9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Q8]*[.Q$2]+[.P8]*[.P$2]+[.O8]*[.O$2]+[.N8]*[.N$2]+[.M8]*[.M$2]+[.L8]*[.L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R8]*[.$R$2]+[.S8]*[.$S$2]+[.T8]*[.$T$2]+[.U8]*[.$U$2]+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Q9]*[.Q$2]+[.P9]*[.P$2]+[.O9]*[.O$2]+[.N9]*[.N$2]+[.M9]*[.M$2]+[.L9]*[.L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R9]*[.$R$2]+[.S9]*[.$S$2]+[.T9]*[.$T$2]+[.U9]*[.$U$2]+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" office:value-type="float" office:value="1152" calcext:value-type="float">
            <text:p>1152</text:p>
          </table:table-cell>
          <table:table-cell table:number-columns-repeated="9"/>
          <table:table-cell table:style-name="Default"/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Q10]*[.Q$2]+[.P10]*[.P$2]+[.O10]*[.O$2]+[.N10]*[.N$2]+[.M10]*[.M$2]+[.L10]*[.L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R10]*[.$R$2]+[.S10]*[.$S$2]+[.T10]*[.$T$2]+[.U10]*[.$U$2]+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Q11]*[.Q$2]+[.P11]*[.P$2]+[.O11]*[.O$2]+[.N11]*[.N$2]+[.M11]*[.M$2]+[.L11]*[.L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R11]*[.$R$2]+[.S11]*[.$S$2]+[.T11]*[.$T$2]+[.U11]*[.$U$2]+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Q12]*[.Q$2]+[.P12]*[.P$2]+[.O12]*[.O$2]+[.N12]*[.N$2]+[.M12]*[.M$2]+[.L12]*[.L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R12]*[.$R$2]+[.S12]*[.$S$2]+[.T12]*[.$T$2]+[.U12]*[.$U$2]+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Q13]*[.Q$2]+[.P13]*[.P$2]+[.O13]*[.O$2]+[.N13]*[.N$2]+[.M13]*[.M$2]+[.L13]*[.L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R13]*[.$R$2]+[.S13]*[.$S$2]+[.T13]*[.$T$2]+[.U13]*[.$U$2]+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" office:value-type="float" office:value="128" calcext:value-type="float">
            <text:p>128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27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Q14]*[.Q$2]+[.P14]*[.P$2]+[.O14]*[.O$2]+[.N14]*[.N$2]+[.M14]*[.M$2]+[.L14]*[.L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R14]*[.$R$2]+[.S14]*[.$S$2]+[.T14]*[.$T$2]+[.U14]*[.$U$2]+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Q15]*[.Q$2]+[.P15]*[.P$2]+[.O15]*[.O$2]+[.N15]*[.N$2]+[.M15]*[.M$2]+[.L15]*[.L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R15]*[.$R$2]+[.S15]*[.$S$2]+[.T15]*[.$T$2]+[.U15]*[.$U$2]+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Q16]*[.Q$2]+[.P16]*[.P$2]+[.O16]*[.O$2]+[.N16]*[.N$2]+[.M16]*[.M$2]+[.L16]*[.L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R16]*[.$R$2]+[.S16]*[.$S$2]+[.T16]*[.$T$2]+[.U16]*[.$U$2]+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Q17]*[.Q$2]+[.P17]*[.P$2]+[.O17]*[.O$2]+[.N17]*[.N$2]+[.M17]*[.M$2]+[.L17]*[.L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R17]*[.$R$2]+[.S17]*[.$S$2]+[.T17]*[.$T$2]+[.U17]*[.$U$2]+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" office:value-type="float" office:value="512" calcext:value-type="float">
            <text:p>512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25"/>
          <table:table-cell table:style-name="ce1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Q18]*[.Q$2]+[.P18]*[.P$2]+[.O18]*[.O$2]+[.N18]*[.N$2]+[.M18]*[.M$2]+[.L18]*[.L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R18]*[.$R$2]+[.S18]*[.$S$2]+[.T18]*[.$T$2]+[.U18]*[.$U$2]+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Q19]*[.Q$2]+[.P19]*[.P$2]+[.O19]*[.O$2]+[.N19]*[.N$2]+[.M19]*[.M$2]+[.L19]*[.L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R19]*[.$R$2]+[.S19]*[.$S$2]+[.T19]*[.$T$2]+[.U19]*[.$U$2]+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Q20]*[.Q$2]+[.P20]*[.P$2]+[.O20]*[.O$2]+[.N20]*[.N$2]+[.M20]*[.M$2]+[.L20]*[.L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R20]*[.$R$2]+[.S20]*[.$S$2]+[.T20]*[.$T$2]+[.U20]*[.$U$2]+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Q21]*[.Q$2]+[.P21]*[.P$2]+[.O21]*[.O$2]+[.N21]*[.N$2]+[.M21]*[.M$2]+[.L21]*[.L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R21]*[.$R$2]+[.S21]*[.$S$2]+[.T21]*[.$T$2]+[.U21]*[.$U$2]+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Q22]*[.Q$2]+[.P22]*[.P$2]+[.O22]*[.O$2]+[.N22]*[.N$2]+[.M22]*[.M$2]+[.L22]*[.L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R22]*[.$R$2]+[.S22]*[.$S$2]+[.T22]*[.$T$2]+[.U22]*[.$U$2]+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Q23]*[.Q$2]+[.P23]*[.P$2]+[.O23]*[.O$2]+[.N23]*[.N$2]+[.M23]*[.M$2]+[.L23]*[.L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R23]*[.$R$2]+[.S23]*[.$S$2]+[.T23]*[.$T$2]+[.U23]*[.$U$2]+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Q24]*[.Q$2]+[.P24]*[.P$2]+[.O24]*[.O$2]+[.N24]*[.N$2]+[.M24]*[.M$2]+[.L24]*[.L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R24]*[.$R$2]+[.S24]*[.$S$2]+[.T24]*[.$T$2]+[.U24]*[.$U$2]+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Q25]*[.Q$2]+[.P25]*[.P$2]+[.O25]*[.O$2]+[.N25]*[.N$2]+[.M25]*[.M$2]+[.L25]*[.L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R25]*[.$R$2]+[.S25]*[.$S$2]+[.T25]*[.$T$2]+[.U25]*[.$U$2]+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" office:value-type="float" office:value="65536" calcext:value-type="float">
            <text:p>65536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Q26]*[.Q$2]+[.P26]*[.P$2]+[.O26]*[.O$2]+[.N26]*[.N$2]+[.M26]*[.M$2]+[.L26]*[.L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R26]*[.$R$2]+[.S26]*[.$S$2]+[.T26]*[.$T$2]+[.U26]*[.$U$2]+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" office:value-type="float" office:value="2147483648" calcext:value-type="float">
            <text:p>2147483648</text:p>
          </table:table-cell>
          <table:table-cell table:number-columns-repeated="5"/>
          <table:table-cell table:style-name="ce11"/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14"/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Q27]*[.Q$2]+[.P27]*[.P$2]+[.O27]*[.O$2]+[.N27]*[.N$2]+[.M27]*[.M$2]+[.L27]*[.L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R27]*[.$R$2]+[.S27]*[.$S$2]+[.T27]*[.$T$2]+[.U27]*[.$U$2]+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" office:value-type="float" office:value="768" calcext:value-type="float">
            <text:p>768</text:p>
          </table:table-cell>
          <table:table-cell table:number-columns-repeated="31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Q28]*[.Q$2]+[.P28]*[.P$2]+[.O28]*[.O$2]+[.N28]*[.N$2]+[.M28]*[.M$2]+[.L28]*[.L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R28]*[.$R$2]+[.S28]*[.$S$2]+[.T28]*[.$T$2]+[.U28]*[.$U$2]+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Q29]*[.Q$2]+[.P29]*[.P$2]+[.O29]*[.O$2]+[.N29]*[.N$2]+[.M29]*[.M$2]+[.L29]*[.L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R29]*[.$R$2]+[.S29]*[.$S$2]+[.T29]*[.$T$2]+[.U29]*[.$U$2]+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" office:value-type="float" office:value="33024" calcext:value-type="float">
            <text:p>33024</text:p>
          </table:table-cell>
          <table:table-cell table:number-columns-repeated="9"/>
          <table:table-cell table:style-name="ce2"/>
          <table:table-cell table:number-columns-repeated="15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Q30]*[.Q$2]+[.P30]*[.P$2]+[.O30]*[.O$2]+[.N30]*[.N$2]+[.M30]*[.M$2]+[.L30]*[.L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R30]*[.$R$2]+[.S30]*[.$S$2]+[.T30]*[.$T$2]+[.U30]*[.$U$2]+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Q31]*[.Q$2]+[.P31]*[.P$2]+[.O31]*[.O$2]+[.N31]*[.N$2]+[.M31]*[.M$2]+[.L31]*[.L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R31]*[.$R$2]+[.S31]*[.$S$2]+[.T31]*[.$T$2]+[.U31]*[.$U$2]+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" office:value-type="float" office:value="16640" calcext:value-type="float">
            <text:p>16640</text:p>
          </table:table-cell>
          <table:table-cell table:number-columns-repeated="9"/>
          <table:table-cell table:style-name="ce2"/>
          <table:table-cell table:number-columns-repeated="16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Q32]*[.Q$2]+[.P32]*[.P$2]+[.O32]*[.O$2]+[.N32]*[.N$2]+[.M32]*[.M$2]+[.L32]*[.L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R32]*[.$R$2]+[.S32]*[.$S$2]+[.T32]*[.$T$2]+[.U32]*[.$U$2]+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Q33]*[.Q$2]+[.P33]*[.P$2]+[.O33]*[.O$2]+[.N33]*[.N$2]+[.M33]*[.M$2]+[.L33]*[.L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R33]*[.$R$2]+[.S33]*[.$S$2]+[.T33]*[.$T$2]+[.U33]*[.$U$2]+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Q34]*[.Q$2]+[.P34]*[.P$2]+[.O34]*[.O$2]+[.N34]*[.N$2]+[.M34]*[.M$2]+[.L34]*[.L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R34]*[.$R$2]+[.S34]*[.$S$2]+[.T34]*[.$T$2]+[.U34]*[.$U$2]+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Q35]*[.Q$2]+[.P35]*[.P$2]+[.O35]*[.O$2]+[.N35]*[.N$2]+[.M35]*[.M$2]+[.L35]*[.L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R35]*[.$R$2]+[.S35]*[.$S$2]+[.T35]*[.$T$2]+[.U35]*[.$U$2]+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Q36]*[.Q$2]+[.P36]*[.P$2]+[.O36]*[.O$2]+[.N36]*[.N$2]+[.M36]*[.M$2]+[.L36]*[.L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R36]*[.$R$2]+[.S36]*[.$S$2]+[.T36]*[.$T$2]+[.U36]*[.$U$2]+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37];8)" office:value-type="string" office:string-value="00000000" calcext:value-type="string">
            <text:p>00000000</text:p>
          </table:table-cell>
          <table:table-cell table:formula="of:=[.Q37]*[.Q$2]+[.P37]*[.P$2]+[.O37]*[.O$2]+[.N37]*[.N$2]+[.M37]*[.M$2]+[.L37]*[.L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R37]*[.$R$2]+[.S37]*[.$S$2]+[.T37]*[.$T$2]+[.U37]*[.$U$2]+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" office:value-type="float" office:value="65792" calcext:value-type="float">
            <text:p>65792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Q38]*[.Q$2]+[.P38]*[.P$2]+[.O38]*[.O$2]+[.N38]*[.N$2]+[.M38]*[.M$2]+[.L38]*[.L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R38]*[.$R$2]+[.S38]*[.$S$2]+[.T38]*[.$T$2]+[.U38]*[.$U$2]+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Q39]*[.Q$2]+[.P39]*[.P$2]+[.O39]*[.O$2]+[.N39]*[.N$2]+[.M39]*[.M$2]+[.L39]*[.L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R39]*[.$R$2]+[.S39]*[.$S$2]+[.T39]*[.$T$2]+[.U39]*[.$U$2]+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Q40]*[.Q$2]+[.P40]*[.P$2]+[.O40]*[.O$2]+[.N40]*[.N$2]+[.M40]*[.M$2]+[.L40]*[.L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R40]*[.$R$2]+[.S40]*[.$S$2]+[.T40]*[.$T$2]+[.U40]*[.$U$2]+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Q41]*[.Q$2]+[.P41]*[.P$2]+[.O41]*[.O$2]+[.N41]*[.N$2]+[.M41]*[.M$2]+[.L41]*[.L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R41]*[.$R$2]+[.S41]*[.$S$2]+[.T41]*[.$T$2]+[.U41]*[.$U$2]+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Q42]*[.Q$2]+[.P42]*[.P$2]+[.O42]*[.O$2]+[.N42]*[.N$2]+[.M42]*[.M$2]+[.L42]*[.L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R42]*[.$R$2]+[.S42]*[.$S$2]+[.T42]*[.$T$2]+[.U42]*[.$U$2]+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Q43]*[.Q$2]+[.P43]*[.P$2]+[.O43]*[.O$2]+[.N43]*[.N$2]+[.M43]*[.M$2]+[.L43]*[.L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R43]*[.$R$2]+[.S43]*[.$S$2]+[.T43]*[.$T$2]+[.U43]*[.$U$2]+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" office:value-type="float" office:value="66560" calcext:value-type="float">
            <text:p>66560</text:p>
          </table:table-cell>
          <table:table-cell table:number-columns-repeated="24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Q44]*[.Q$2]+[.P44]*[.P$2]+[.O44]*[.O$2]+[.N44]*[.N$2]+[.M44]*[.M$2]+[.L44]*[.L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R44]*[.$R$2]+[.S44]*[.$S$2]+[.T44]*[.$T$2]+[.U44]*[.$U$2]+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Q45]*[.Q$2]+[.P45]*[.P$2]+[.O45]*[.O$2]+[.N45]*[.N$2]+[.M45]*[.M$2]+[.L45]*[.L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R45]*[.$R$2]+[.S45]*[.$S$2]+[.T45]*[.$T$2]+[.U45]*[.$U$2]+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Q46]*[.Q$2]+[.P46]*[.P$2]+[.O46]*[.O$2]+[.N46]*[.N$2]+[.M46]*[.M$2]+[.L46]*[.L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R46]*[.$R$2]+[.S46]*[.$S$2]+[.T46]*[.$T$2]+[.U46]*[.$U$2]+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Q47]*[.Q$2]+[.P47]*[.P$2]+[.O47]*[.O$2]+[.N47]*[.N$2]+[.M47]*[.M$2]+[.L47]*[.L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R47]*[.$R$2]+[.S47]*[.$S$2]+[.T47]*[.$T$2]+[.U47]*[.$U$2]+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Q48]*[.Q$2]+[.P48]*[.P$2]+[.O48]*[.O$2]+[.N48]*[.N$2]+[.M48]*[.M$2]+[.L48]*[.L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R48]*[.$R$2]+[.S48]*[.$S$2]+[.T48]*[.$T$2]+[.U48]*[.$U$2]+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Q49]*[.Q$2]+[.P49]*[.P$2]+[.O49]*[.O$2]+[.N49]*[.N$2]+[.M49]*[.M$2]+[.L49]*[.L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R49]*[.$R$2]+[.S49]*[.$S$2]+[.T49]*[.$T$2]+[.U49]*[.$U$2]+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" office:value-type="float" office:value="131200" calcext:value-type="float">
            <text:p>131200</text:p>
          </table:table-cell>
          <table:table-cell table:number-columns-repeated="23"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7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Q50]*[.Q$2]+[.P50]*[.P$2]+[.O50]*[.O$2]+[.N50]*[.N$2]+[.M50]*[.M$2]+[.L50]*[.L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R50]*[.$R$2]+[.S50]*[.$S$2]+[.T50]*[.$T$2]+[.U50]*[.$U$2]+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Q51]*[.Q$2]+[.P51]*[.P$2]+[.O51]*[.O$2]+[.N51]*[.N$2]+[.M51]*[.M$2]+[.L51]*[.L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R51]*[.$R$2]+[.S51]*[.$S$2]+[.T51]*[.$T$2]+[.U51]*[.$U$2]+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Q52]*[.Q$2]+[.P52]*[.P$2]+[.O52]*[.O$2]+[.N52]*[.N$2]+[.M52]*[.M$2]+[.L52]*[.L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R52]*[.$R$2]+[.S52]*[.$S$2]+[.T52]*[.$T$2]+[.U52]*[.$U$2]+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Q53]*[.Q$2]+[.P53]*[.P$2]+[.O53]*[.O$2]+[.N53]*[.N$2]+[.M53]*[.M$2]+[.L53]*[.L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R53]*[.$R$2]+[.S53]*[.$S$2]+[.T53]*[.$T$2]+[.U53]*[.$U$2]+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Q54]*[.Q$2]+[.P54]*[.P$2]+[.O54]*[.O$2]+[.N54]*[.N$2]+[.M54]*[.M$2]+[.L54]*[.L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R54]*[.$R$2]+[.S54]*[.$S$2]+[.T54]*[.$T$2]+[.U54]*[.$U$2]+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Q55]*[.Q$2]+[.P55]*[.P$2]+[.O55]*[.O$2]+[.N55]*[.N$2]+[.M55]*[.M$2]+[.L55]*[.L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R55]*[.$R$2]+[.S55]*[.$S$2]+[.T55]*[.$T$2]+[.U55]*[.$U$2]+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" office:value-type="float" office:value="131584" calcext:value-type="float">
            <text:p>131584</text:p>
          </table:table-cell>
          <table:table-cell table:number-columns-repeated="23"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Q56]*[.Q$2]+[.P56]*[.P$2]+[.O56]*[.O$2]+[.N56]*[.N$2]+[.M56]*[.M$2]+[.L56]*[.L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R56]*[.$R$2]+[.S56]*[.$S$2]+[.T56]*[.$T$2]+[.U56]*[.$U$2]+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Q57]*[.Q$2]+[.P57]*[.P$2]+[.O57]*[.O$2]+[.N57]*[.N$2]+[.M57]*[.M$2]+[.L57]*[.L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R57]*[.$R$2]+[.S57]*[.$S$2]+[.T57]*[.$T$2]+[.U57]*[.$U$2]+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Q58]*[.Q$2]+[.P58]*[.P$2]+[.O58]*[.O$2]+[.N58]*[.N$2]+[.M58]*[.M$2]+[.L58]*[.L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R58]*[.$R$2]+[.S58]*[.$S$2]+[.T58]*[.$T$2]+[.U58]*[.$U$2]+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Q59]*[.Q$2]+[.P59]*[.P$2]+[.O59]*[.O$2]+[.N59]*[.N$2]+[.M59]*[.M$2]+[.L59]*[.L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R59]*[.$R$2]+[.S59]*[.$S$2]+[.T59]*[.$T$2]+[.U59]*[.$U$2]+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" office:value-type="float" office:value="278528" calcext:value-type="float">
            <text:p>278528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Q60]*[.Q$2]+[.P60]*[.P$2]+[.O60]*[.O$2]+[.N60]*[.N$2]+[.M60]*[.M$2]+[.L60]*[.L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R60]*[.$R$2]+[.S60]*[.$S$2]+[.T60]*[.$T$2]+[.U60]*[.$U$2]+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Q61]*[.Q$2]+[.P61]*[.P$2]+[.O61]*[.O$2]+[.N61]*[.N$2]+[.M61]*[.M$2]+[.L61]*[.L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R61]*[.$R$2]+[.S61]*[.$S$2]+[.T61]*[.$T$2]+[.U61]*[.$U$2]+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" office:value-type="float" office:value="294912" calcext:value-type="float">
            <text:p>29491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Q62]*[.Q$2]+[.P62]*[.P$2]+[.O62]*[.O$2]+[.N62]*[.N$2]+[.M62]*[.M$2]+[.L62]*[.L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R62]*[.$R$2]+[.S62]*[.$S$2]+[.T62]*[.$T$2]+[.U62]*[.$U$2]+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Q63]*[.Q$2]+[.P63]*[.P$2]+[.O63]*[.O$2]+[.N63]*[.N$2]+[.M63]*[.M$2]+[.L63]*[.L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R63]*[.$R$2]+[.S63]*[.$S$2]+[.T63]*[.$T$2]+[.U63]*[.$U$2]+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" office:value-type="float" office:value="131072" calcext:value-type="float">
            <text:p>131072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Q64]*[.Q$2]+[.P64]*[.P$2]+[.O64]*[.O$2]+[.N64]*[.N$2]+[.M64]*[.M$2]+[.L64]*[.L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R64]*[.$R$2]+[.S64]*[.$S$2]+[.T64]*[.$T$2]+[.U64]*[.$U$2]+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Q65]*[.Q$2]+[.P65]*[.P$2]+[.O65]*[.O$2]+[.N65]*[.N$2]+[.M65]*[.M$2]+[.L65]*[.L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R65]*[.$R$2]+[.S65]*[.$S$2]+[.T65]*[.$T$2]+[.U65]*[.$U$2]+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" office:value-type="float" office:value="262272" calcext:value-type="float">
            <text:p>262272</text:p>
          </table:table-cell>
          <table:table-cell table:number-columns-repeated="22"/>
          <table:table-cell table:style-name="ce10" office:value-type="float" office:value="1" calcext:value-type="float">
            <text:p>1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Q66]*[.Q$2]+[.P66]*[.P$2]+[.O66]*[.O$2]+[.N66]*[.N$2]+[.M66]*[.M$2]+[.L66]*[.L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R66]*[.$R$2]+[.S66]*[.$S$2]+[.T66]*[.$T$2]+[.U66]*[.$U$2]+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Q67]*[.Q$2]+[.P67]*[.P$2]+[.O67]*[.O$2]+[.N67]*[.N$2]+[.M67]*[.M$2]+[.L67]*[.L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R67]*[.$R$2]+[.S67]*[.$S$2]+[.T67]*[.$T$2]+[.U67]*[.$U$2]+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Q68]*[.Q$2]+[.P68]*[.P$2]+[.O68]*[.O$2]+[.N68]*[.N$2]+[.M68]*[.M$2]+[.L68]*[.L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R68]*[.$R$2]+[.S68]*[.$S$2]+[.T68]*[.$T$2]+[.U68]*[.$U$2]+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" office:value-type="float" office:value="262656" calcext:value-type="float">
            <text:p>262656</text:p>
          </table:table-cell>
          <table:table-cell table:number-columns-repeated="22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Q69]*[.Q$2]+[.P69]*[.P$2]+[.O69]*[.O$2]+[.N69]*[.N$2]+[.M69]*[.M$2]+[.L69]*[.L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R69]*[.$R$2]+[.S69]*[.$S$2]+[.T69]*[.$T$2]+[.U69]*[.$U$2]+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" office:value-type="float" office:value="4096" calcext:value-type="float">
            <text:p>4096</text:p>
          </table:table-cell>
          <table:table-cell table:number-columns-repeated="28"/>
          <table:table-cell table:style-name="ce1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Q70]*[.Q$2]+[.P70]*[.P$2]+[.O70]*[.O$2]+[.N70]*[.N$2]+[.M70]*[.M$2]+[.L70]*[.L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R70]*[.$R$2]+[.S70]*[.$S$2]+[.T70]*[.$T$2]+[.U70]*[.$U$2]+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_HI=ROM</text:p>
          </table:table-cell>
          <table:table-cell table:style-name="ce3" office:value-type="string" calcext:value-type="string">
            <text:p>1C</text:p>
          </table:table-cell>
          <table:table-cell table:formula="of:=DEC2HEX([.F71];8)" office:value-type="string" office:string-value="00000000" calcext:value-type="string">
            <text:p>00000000</text:p>
          </table:table-cell>
          <table:table-cell table:formula="of:=[.Q71]*[.Q$2]+[.P71]*[.P$2]+[.O71]*[.O$2]+[.N71]*[.N$2]+[.M71]*[.M$2]+[.L71]*[.L$2]" office:value-type="float" office:value="0" calcext:value-type="float">
            <text:p>0</text:p>
          </table:table-cell>
          <table:table-cell table:formula="of:=DEC2HEX([.H71];8)" office:value-type="string" office:string-value="01040000" calcext:value-type="string">
            <text:p>01040000</text:p>
          </table:table-cell>
          <table:table-cell table:formula="of:=[.R71]*[.$R$2]+[.S71]*[.$S$2]+[.T71]*[.$T$2]+[.U71]*[.$U$2]+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" office:value-type="float" office:value="17039360" calcext:value-type="float">
            <text:p>17039360</text:p>
          </table:table-cell>
          <table:table-cell table:number-columns-repeated="8"/>
          <table:table-cell table:style-name="ce11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Q72]*[.Q$2]+[.P72]*[.P$2]+[.O72]*[.O$2]+[.N72]*[.N$2]+[.M72]*[.M$2]+[.L72]*[.L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R72]*[.$R$2]+[.S72]*[.$S$2]+[.T72]*[.$T$2]+[.U72]*[.$U$2]+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" office:value-type="float" office:value="4096" calcext:value-type="float">
            <text:p>4096</text:p>
          </table:table-cell>
          <table:table-cell table:number-columns-repeated="8"/>
          <table:table-cell table:style-name="ce11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Q73]*[.Q$2]+[.P73]*[.P$2]+[.O73]*[.O$2]+[.N73]*[.N$2]+[.M73]*[.M$2]+[.L73]*[.L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R73]*[.$R$2]+[.S73]*[.$S$2]+[.T73]*[.$T$2]+[.U73]*[.$U$2]+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" office:value-type="float" office:value="2147483648" calcext:value-type="float">
            <text:p>2147483648</text:p>
          </table:table-cell>
          <table:table-cell table:number-columns-repeated="8"/>
          <table:table-cell table:style-name="ce11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_LO=ROM</text:p>
          </table:table-cell>
          <table:table-cell table:style-name="ce3" office:value-type="string" calcext:value-type="string">
            <text:p>1F</text:p>
          </table:table-cell>
          <table:table-cell table:formula="of:=DEC2HEX([.F74];8)" office:value-type="string" office:string-value="00000000" calcext:value-type="string">
            <text:p>00000000</text:p>
          </table:table-cell>
          <table:table-cell table:formula="of:=[.Q74]*[.Q$2]+[.P74]*[.P$2]+[.O74]*[.O$2]+[.N74]*[.N$2]+[.M74]*[.M$2]+[.L74]*[.L$2]" office:value-type="float" office:value="0" calcext:value-type="float">
            <text:p>0</text:p>
          </table:table-cell>
          <table:table-cell table:formula="of:=DEC2HEX([.H74];8)" office:value-type="string" office:string-value="00440000" calcext:value-type="string">
            <text:p>00440000</text:p>
          </table:table-cell>
          <table:table-cell table:formula="of:=[.R74]*[.$R$2]+[.S74]*[.$S$2]+[.T74]*[.$T$2]+[.U74]*[.$U$2]+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" office:value-type="float" office:value="4456448" calcext:value-type="float">
            <text:p>4456448</text:p>
          </table:table-cell>
          <table:table-cell table:number-columns-repeated="8"/>
          <table:table-cell table:style-name="ce11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Q75]*[.Q$2]+[.P75]*[.P$2]+[.O75]*[.O$2]+[.N75]*[.N$2]+[.M75]*[.M$2]+[.L75]*[.L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R75]*[.$R$2]+[.S75]*[.$S$2]+[.T75]*[.$T$2]+[.U75]*[.$U$2]+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Q76]*[.Q$2]+[.P76]*[.P$2]+[.O76]*[.O$2]+[.N76]*[.N$2]+[.M76]*[.M$2]+[.L76]*[.L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R76]*[.$R$2]+[.S76]*[.$S$2]+[.T76]*[.$T$2]+[.U76]*[.$U$2]+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Q77]*[.Q$2]+[.P77]*[.P$2]+[.O77]*[.O$2]+[.N77]*[.N$2]+[.M77]*[.M$2]+[.L77]*[.L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R77]*[.$R$2]+[.S77]*[.$S$2]+[.T77]*[.$T$2]+[.U77]*[.$U$2]+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" office:value-type="float" office:value="262144" calcext:value-type="float">
            <text:p>26214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Q78]*[.Q$2]+[.P78]*[.P$2]+[.O78]*[.O$2]+[.N78]*[.N$2]+[.M78]*[.M$2]+[.L78]*[.L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R78]*[.$R$2]+[.S78]*[.$S$2]+[.T78]*[.$T$2]+[.U78]*[.$U$2]+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Q79]*[.Q$2]+[.P79]*[.P$2]+[.O79]*[.O$2]+[.N79]*[.N$2]+[.M79]*[.M$2]+[.L79]*[.L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R79]*[.$R$2]+[.S79]*[.$S$2]+[.T79]*[.$T$2]+[.U79]*[.$U$2]+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" office:value-type="float" office:value="262144" calcext:value-type="float">
            <text:p>262144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17"/>
          <table:table-cell table:style-name="ce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Q80]*[.Q$2]+[.P80]*[.P$2]+[.O80]*[.O$2]+[.N80]*[.N$2]+[.M80]*[.M$2]+[.L80]*[.L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R80]*[.$R$2]+[.S80]*[.$S$2]+[.T80]*[.$T$2]+[.U80]*[.$U$2]+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Q81]*[.Q$2]+[.P81]*[.P$2]+[.O81]*[.O$2]+[.N81]*[.N$2]+[.M81]*[.M$2]+[.L81]*[.L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R81]*[.$R$2]+[.S81]*[.$S$2]+[.T81]*[.$T$2]+[.U81]*[.$U$2]+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Q82]*[.Q$2]+[.P82]*[.P$2]+[.O82]*[.O$2]+[.N82]*[.N$2]+[.M82]*[.M$2]+[.L82]*[.L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R82]*[.$R$2]+[.S82]*[.$S$2]+[.T82]*[.$T$2]+[.U82]*[.$U$2]+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" office:value-type="float" office:value="224" calcext:value-type="float">
            <text:p>224</text:p>
          </table:table-cell>
          <table:table-cell table:number-columns-repeated="9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Q83]*[.Q$2]+[.P83]*[.P$2]+[.O83]*[.O$2]+[.N83]*[.N$2]+[.M83]*[.M$2]+[.L83]*[.L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R83]*[.$R$2]+[.S83]*[.$S$2]+[.T83]*[.$T$2]+[.U83]*[.$U$2]+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" office:value-type="float" office:value="2147483648" calcext:value-type="float">
            <text:p>2147483648</text:p>
          </table:table-cell>
          <table:table-cell table:number-columns-repeated="9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11" table:number-columns-repeated="2"/>
          <table:table-cell table:number-columns-repeated="978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Q84]*[.Q$2]+[.P84]*[.P$2]+[.O84]*[.O$2]+[.N84]*[.N$2]+[.M84]*[.M$2]+[.L84]*[.L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R84]*[.$R$2]+[.S84]*[.$S$2]+[.T84]*[.$T$2]+[.U84]*[.$U$2]+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" office:value-type="float" office:value="225" calcext:value-type="float">
            <text:p>225</text:p>
          </table:table-cell>
          <table:table-cell table:number-columns-repeated="9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Q85]*[.Q$2]+[.P85]*[.P$2]+[.O85]*[.O$2]+[.N85]*[.N$2]+[.M85]*[.M$2]+[.L85]*[.L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R85]*[.$R$2]+[.S85]*[.$S$2]+[.T85]*[.$T$2]+[.U85]*[.$U$2]+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" office:value-type="float" office:value="2147483648" calcext:value-type="float">
            <text:p>2147483648</text:p>
          </table:table-cell>
          <table:table-cell table:number-columns-repeated="9"/>
          <table:table-cell table:style-name="ce14" office:value-type="float" office:value="1" calcext:value-type="float">
            <text:p>1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Q86]*[.Q$2]+[.P86]*[.P$2]+[.O86]*[.O$2]+[.N86]*[.N$2]+[.M86]*[.M$2]+[.L86]*[.L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R86]*[.$R$2]+[.S86]*[.$S$2]+[.T86]*[.$T$2]+[.U86]*[.$U$2]+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" office:value-type="float" office:value="278528" calcext:value-type="float">
            <text:p>278528</text:p>
          </table:table-cell>
          <table:table-cell table:number-columns-repeated="9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3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87];8)" office:value-type="string" office:string-value="00000000" calcext:value-type="string">
            <text:p>00000000</text:p>
          </table:table-cell>
          <table:table-cell table:formula="of:=[.Q87]*[.Q$2]+[.P87]*[.P$2]+[.O87]*[.O$2]+[.N87]*[.N$2]+[.M87]*[.M$2]+[.L87]*[.L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R87]*[.$R$2]+[.S87]*[.$S$2]+[.T87]*[.$T$2]+[.U87]*[.$U$2]+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" office:value-type="float" office:value="2097408" calcext:value-type="float">
            <text:p>2097408</text:p>
          </table:table-cell>
          <table:table-cell table:number-columns-repeated="9"/>
          <table:table-cell table:style-name="Default"/>
          <table:table-cell table:number-columns-repeated="7"/>
          <table:table-cell table:style-name="ce11"/>
          <table:table-cell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88];8)" office:value-type="string" office:string-value="00000000" calcext:value-type="string">
            <text:p>00000000</text:p>
          </table:table-cell>
          <table:table-cell table:formula="of:=[.Q88]*[.Q$2]+[.P88]*[.P$2]+[.O88]*[.O$2]+[.N88]*[.N$2]+[.M88]*[.M$2]+[.L88]*[.L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R88]*[.$R$2]+[.S88]*[.$S$2]+[.T88]*[.$T$2]+[.U88]*[.$U$2]+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" office:value-type="float" office:value="4096" calcext:value-type="float">
            <text:p>4096</text:p>
          </table:table-cell>
          <table:table-cell table:number-columns-repeated="9"/>
          <table:table-cell table:style-name="Default"/>
          <table:table-cell table:number-columns-repeated="7"/>
          <table:table-cell table:style-name="ce11"/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Q89]*[.Q$2]+[.P89]*[.P$2]+[.O89]*[.O$2]+[.N89]*[.N$2]+[.M89]*[.M$2]+[.L89]*[.L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R89]*[.$R$2]+[.S89]*[.$S$2]+[.T89]*[.$T$2]+[.U89]*[.$U$2]+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" office:value-type="float" office:value="2147483648" calcext:value-type="float">
            <text:p>2147483648</text:p>
          </table:table-cell>
          <table:table-cell table:number-columns-repeated="9"/>
          <table:table-cell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Q90]*[.Q$2]+[.P90]*[.P$2]+[.O90]*[.O$2]+[.N90]*[.N$2]+[.M90]*[.M$2]+[.L90]*[.L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R90]*[.$R$2]+[.S90]*[.$S$2]+[.T90]*[.$T$2]+[.U90]*[.$U$2]+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" office:value-type="float" office:value="278528" calcext:value-type="float">
            <text:p>278528</text:p>
          </table:table-cell>
          <table:table-cell table:number-columns-repeated="9"/>
          <table:table-cell table:style-name="Default"/>
          <table:table-cell table:number-columns-repeated="7"/>
          <table:table-cell table:style-name="ce11"/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Q91]*[.Q$2]+[.P91]*[.P$2]+[.O91]*[.O$2]+[.N91]*[.N$2]+[.M91]*[.M$2]+[.L91]*[.L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R91]*[.$R$2]+[.S91]*[.$S$2]+[.T91]*[.$T$2]+[.U91]*[.$U$2]+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" office:value-type="float" office:value="1048704" calcext:value-type="float">
            <text:p>1048704</text:p>
          </table:table-cell>
          <table:table-cell table:number-columns-repeated="20"/>
          <table:table-cell table:style-name="ce10" office:value-type="float" office:value="1" calcext:value-type="float">
            <text:p>1</text:p>
          </table:table-cell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Q92]*[.Q$2]+[.P92]*[.P$2]+[.O92]*[.O$2]+[.N92]*[.N$2]+[.M92]*[.M$2]+[.L92]*[.L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R92]*[.$R$2]+[.S92]*[.$S$2]+[.T92]*[.$T$2]+[.U92]*[.$U$2]+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" office:value-type="float" office:value="4096" calcext:value-type="float">
            <text:p>4096</text:p>
          </table:table-cell>
          <table:table-cell table:number-columns-repeated="2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Q93]*[.Q$2]+[.P93]*[.P$2]+[.O93]*[.O$2]+[.N93]*[.N$2]+[.M93]*[.M$2]+[.L93]*[.L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R93]*[.$R$2]+[.S93]*[.$S$2]+[.T93]*[.$T$2]+[.U93]*[.$U$2]+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Q94]*[.Q$2]+[.P94]*[.P$2]+[.O94]*[.O$2]+[.N94]*[.N$2]+[.M94]*[.M$2]+[.L94]*[.L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R94]*[.$R$2]+[.S94]*[.$S$2]+[.T94]*[.$T$2]+[.U94]*[.$U$2]+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" office:value-type="float" office:value="1073741824" calcext:value-type="float">
            <text:p>1073741824</text:p>
          </table:table-cell>
          <table:table-cell table:number-columns-repeated="9"/>
          <table:table-cell table:style-name="Default"/>
          <table:table-cell table:style-name="ce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Q95]*[.Q$2]+[.P95]*[.P$2]+[.O95]*[.O$2]+[.N95]*[.N$2]+[.M95]*[.M$2]+[.L95]*[.L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R95]*[.$R$2]+[.S95]*[.$S$2]+[.T95]*[.$T$2]+[.U95]*[.$U$2]+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" office:value-type="float" office:value="2048" calcext:value-type="float">
            <text:p>2048</text:p>
          </table:table-cell>
          <table:table-cell table:number-columns-repeated="9"/>
          <table:table-cell table:style-name="Default"/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Q96]*[.Q$2]+[.P96]*[.P$2]+[.O96]*[.O$2]+[.N96]*[.N$2]+[.M96]*[.M$2]+[.L96]*[.L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R96]*[.$R$2]+[.S96]*[.$S$2]+[.T96]*[.$T$2]+[.U96]*[.$U$2]+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Q97]*[.Q$2]+[.P97]*[.P$2]+[.O97]*[.O$2]+[.N97]*[.N$2]+[.M97]*[.M$2]+[.L97]*[.L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R97]*[.$R$2]+[.S97]*[.$S$2]+[.T97]*[.$T$2]+[.U97]*[.$U$2]+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" office:value-type="float" office:value="278528" calcext:value-type="float">
            <text:p>278528</text:p>
          </table:table-cell>
          <table:table-cell table:number-columns-repeated="9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Q98]*[.Q$2]+[.P98]*[.P$2]+[.O98]*[.O$2]+[.N98]*[.N$2]+[.M98]*[.M$2]+[.L98]*[.L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R98]*[.$R$2]+[.S98]*[.$S$2]+[.T98]*[.$T$2]+[.U98]*[.$U$2]+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" office:value-type="float" office:value="4096" calcext:value-type="float">
            <text:p>4096</text:p>
          </table:table-cell>
          <table:table-cell table:number-columns-repeated="9"/>
          <table:table-cell table:style-name="Default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Q99]*[.Q$2]+[.P99]*[.P$2]+[.O99]*[.O$2]+[.N99]*[.N$2]+[.M99]*[.M$2]+[.L99]*[.L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R99]*[.$R$2]+[.S99]*[.$S$2]+[.T99]*[.$T$2]+[.U99]*[.$U$2]+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" office:value-type="float" office:value="294912" calcext:value-type="float">
            <text:p>294912</text:p>
          </table:table-cell>
          <table:table-cell table:number-columns-repeated="9"/>
          <table:table-cell table:style-name="Default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Q100]*[.Q$2]+[.P100]*[.P$2]+[.O100]*[.O$2]+[.N100]*[.N$2]+[.M100]*[.M$2]+[.L100]*[.L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R100]*[.$R$2]+[.S100]*[.$S$2]+[.T100]*[.$T$2]+[.U100]*[.$U$2]+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" office:value-type="float" office:value="524288" calcext:value-type="float">
            <text:p>524288</text:p>
          </table:table-cell>
          <table:table-cell table:number-columns-repeated="21"/>
          <table:table-cell table:style-name="ce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Q101]*[.Q$2]+[.P101]*[.P$2]+[.O101]*[.O$2]+[.N101]*[.N$2]+[.M101]*[.M$2]+[.L101]*[.L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R101]*[.$R$2]+[.S101]*[.$S$2]+[.T101]*[.$T$2]+[.U101]*[.$U$2]+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Q102]*[.Q$2]+[.P102]*[.P$2]+[.O102]*[.O$2]+[.N102]*[.N$2]+[.M102]*[.M$2]+[.L102]*[.L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R102]*[.$R$2]+[.S102]*[.$S$2]+[.T102]*[.$T$2]+[.U102]*[.$U$2]+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" office:value-type="float" office:value="278528" calcext:value-type="float">
            <text:p>278528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Q103]*[.Q$2]+[.P103]*[.P$2]+[.O103]*[.O$2]+[.N103]*[.N$2]+[.M103]*[.M$2]+[.L103]*[.L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R103]*[.$R$2]+[.S103]*[.$S$2]+[.T103]*[.$T$2]+[.U103]*[.$U$2]+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Q104]*[.Q$2]+[.P104]*[.P$2]+[.O104]*[.O$2]+[.N104]*[.N$2]+[.M104]*[.M$2]+[.L104]*[.L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R104]*[.$R$2]+[.S104]*[.$S$2]+[.T104]*[.$T$2]+[.U104]*[.$U$2]+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" office:value-type="float" office:value="294912" calcext:value-type="float">
            <text:p>294912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Q105]*[.Q$2]+[.P105]*[.P$2]+[.O105]*[.O$2]+[.N105]*[.N$2]+[.M105]*[.M$2]+[.L105]*[.L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R105]*[.$R$2]+[.S105]*[.$S$2]+[.T105]*[.$T$2]+[.U105]*[.$U$2]+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Q106]*[.Q$2]+[.P106]*[.P$2]+[.O106]*[.O$2]+[.N106]*[.N$2]+[.M106]*[.M$2]+[.L106]*[.L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R106]*[.$R$2]+[.S106]*[.$S$2]+[.T106]*[.$T$2]+[.U106]*[.$U$2]+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" office:value-type="float" office:value="536870912" calcext:value-type="float">
            <text:p>536870912</text:p>
          </table:table-cell>
          <table:table-cell table:number-columns-repeated="10"/>
          <table:table-cell table:style-name="ce11"/>
          <table:table-cell table:style-name="ce10" office:value-type="float" office:value="1" calcext:value-type="float">
            <text:p>1</text:p>
          </table:table-cell>
          <table:table-cell table:style-name="ce11" table:number-columns-repeated="2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Q107]*[.Q$2]+[.P107]*[.P$2]+[.O107]*[.O$2]+[.N107]*[.N$2]+[.M107]*[.M$2]+[.L107]*[.L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R107]*[.$R$2]+[.S107]*[.$S$2]+[.T107]*[.$T$2]+[.U107]*[.$U$2]+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" office:value-type="float" office:value="524288" calcext:value-type="float">
            <text:p>524288</text:p>
          </table:table-cell>
          <table:table-cell table:number-columns-repeated="10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Q108]*[.Q$2]+[.P108]*[.P$2]+[.O108]*[.O$2]+[.N108]*[.N$2]+[.M108]*[.M$2]+[.L108]*[.L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R108]*[.$R$2]+[.S108]*[.$S$2]+[.T108]*[.$T$2]+[.U108]*[.$U$2]+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5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Q109]*[.Q$2]+[.P109]*[.P$2]+[.O109]*[.O$2]+[.N109]*[.N$2]+[.M109]*[.M$2]+[.L109]*[.L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R109]*[.$R$2]+[.S109]*[.$S$2]+[.T109]*[.$T$2]+[.U109]*[.$U$2]+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" office:value-type="float" office:value="278528" calcext:value-type="float">
            <text:p>278528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Q110]*[.Q$2]+[.P110]*[.P$2]+[.O110]*[.O$2]+[.N110]*[.N$2]+[.M110]*[.M$2]+[.L110]*[.L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R110]*[.$R$2]+[.S110]*[.$S$2]+[.T110]*[.$T$2]+[.U110]*[.$U$2]+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Q111]*[.Q$2]+[.P111]*[.P$2]+[.O111]*[.O$2]+[.N111]*[.N$2]+[.M111]*[.M$2]+[.L111]*[.L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R111]*[.$R$2]+[.S111]*[.$S$2]+[.T111]*[.$T$2]+[.U111]*[.$U$2]+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" office:value-type="float" office:value="294912" calcext:value-type="float">
            <text:p>294912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Q112]*[.Q$2]+[.P112]*[.P$2]+[.O112]*[.O$2]+[.N112]*[.N$2]+[.M112]*[.M$2]+[.L112]*[.L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R112]*[.$R$2]+[.S112]*[.$S$2]+[.T112]*[.$T$2]+[.U112]*[.$U$2]+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Q113]*[.Q$2]+[.P113]*[.P$2]+[.O113]*[.O$2]+[.N113]*[.N$2]+[.M113]*[.M$2]+[.L113]*[.L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R113]*[.$R$2]+[.S113]*[.$S$2]+[.T113]*[.$T$2]+[.U113]*[.$U$2]+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" office:value-type="float" office:value="268435456" calcext:value-type="float">
            <text:p>268435456</text:p>
          </table:table-cell>
          <table:table-cell table:number-columns-repeated="10"/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28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Q114]*[.Q$2]+[.P114]*[.P$2]+[.O114]*[.O$2]+[.N114]*[.N$2]+[.M114]*[.M$2]+[.L114]*[.L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R114]*[.$R$2]+[.S114]*[.$S$2]+[.T114]*[.$T$2]+[.U114]*[.$U$2]+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" office:value-type="float" office:value="524288" calcext:value-type="float">
            <text:p>524288</text:p>
          </table:table-cell>
          <table:table-cell table:number-columns-repeated="10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Q115]*[.Q$2]+[.P115]*[.P$2]+[.O115]*[.O$2]+[.N115]*[.N$2]+[.M115]*[.M$2]+[.L115]*[.L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R115]*[.$R$2]+[.S115]*[.$S$2]+[.T115]*[.$T$2]+[.U115]*[.$U$2]+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5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Q116]*[.Q$2]+[.P116]*[.P$2]+[.O116]*[.O$2]+[.N116]*[.N$2]+[.M116]*[.M$2]+[.L116]*[.L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R116]*[.$R$2]+[.S116]*[.$S$2]+[.T116]*[.$T$2]+[.U116]*[.$U$2]+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" office:value-type="float" office:value="278528" calcext:value-type="float">
            <text:p>278528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Q117]*[.Q$2]+[.P117]*[.P$2]+[.O117]*[.O$2]+[.N117]*[.N$2]+[.M117]*[.M$2]+[.L117]*[.L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R117]*[.$R$2]+[.S117]*[.$S$2]+[.T117]*[.$T$2]+[.U117]*[.$U$2]+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Q118]*[.Q$2]+[.P118]*[.P$2]+[.O118]*[.O$2]+[.N118]*[.N$2]+[.M118]*[.M$2]+[.L118]*[.L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R118]*[.$R$2]+[.S118]*[.$S$2]+[.T118]*[.$T$2]+[.U118]*[.$U$2]+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" office:value-type="float" office:value="294912" calcext:value-type="float">
            <text:p>294912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Q119]*[.Q$2]+[.P119]*[.P$2]+[.O119]*[.O$2]+[.N119]*[.N$2]+[.M119]*[.M$2]+[.L119]*[.L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R119]*[.$R$2]+[.S119]*[.$S$2]+[.T119]*[.$T$2]+[.U119]*[.$U$2]+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Q120]*[.Q$2]+[.P120]*[.P$2]+[.O120]*[.O$2]+[.N120]*[.N$2]+[.M120]*[.M$2]+[.L120]*[.L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R120]*[.$R$2]+[.S120]*[.$S$2]+[.T120]*[.$T$2]+[.U120]*[.$U$2]+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" office:value-type="float" office:value="134217728" calcext:value-type="float">
            <text:p>134217728</text:p>
          </table:table-cell>
          <table:table-cell table:number-columns-repeated="10"/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27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Q121]*[.Q$2]+[.P121]*[.P$2]+[.O121]*[.O$2]+[.N121]*[.N$2]+[.M121]*[.M$2]+[.L121]*[.L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R121]*[.$R$2]+[.S121]*[.$S$2]+[.T121]*[.$T$2]+[.U121]*[.$U$2]+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" office:value-type="float" office:value="524288" calcext:value-type="float">
            <text:p>524288</text:p>
          </table:table-cell>
          <table:table-cell table:number-columns-repeated="10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Q122]*[.Q$2]+[.P122]*[.P$2]+[.O122]*[.O$2]+[.N122]*[.N$2]+[.M122]*[.M$2]+[.L122]*[.L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R122]*[.$R$2]+[.S122]*[.$S$2]+[.T122]*[.$T$2]+[.U122]*[.$U$2]+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5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Q123]*[.Q$2]+[.P123]*[.P$2]+[.O123]*[.O$2]+[.N123]*[.N$2]+[.M123]*[.M$2]+[.L123]*[.L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R123]*[.$R$2]+[.S123]*[.$S$2]+[.T123]*[.$T$2]+[.U123]*[.$U$2]+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" office:value-type="float" office:value="278528" calcext:value-type="float">
            <text:p>278528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3"/>
          <table:table-cell table:style-name="ce10" office:value-type="float" office:value="1" calcext:value-type="float">
            <text:p>1</text:p>
          </table:table-cell>
          <table:table-cell table:style-name="ce11" table:number-columns-repeated="14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Q124]*[.Q$2]+[.P124]*[.P$2]+[.O124]*[.O$2]+[.N124]*[.N$2]+[.M124]*[.M$2]+[.L124]*[.L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R124]*[.$R$2]+[.S124]*[.$S$2]+[.T124]*[.$T$2]+[.U124]*[.$U$2]+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Q125]*[.Q$2]+[.P125]*[.P$2]+[.O125]*[.O$2]+[.N125]*[.N$2]+[.M125]*[.M$2]+[.L125]*[.L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R125]*[.$R$2]+[.S125]*[.$S$2]+[.T125]*[.$T$2]+[.U125]*[.$U$2]+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" office:value-type="float" office:value="294912" calcext:value-type="float">
            <text:p>294912</text:p>
          </table:table-cell>
          <table:table-cell table:number-columns-repeated="10"/>
          <table:table-cell table:style-name="ce11" table:number-columns-repeated="12"/>
          <table:table-cell table:style-name="ce10" office:value-type="float" office:value="1" calcext:value-type="float">
            <text:p>1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style-name="ce11" table:number-columns-repeated="15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Q126]*[.Q$2]+[.P126]*[.P$2]+[.O126]*[.O$2]+[.N126]*[.N$2]+[.M126]*[.M$2]+[.L126]*[.L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R126]*[.$R$2]+[.S126]*[.$S$2]+[.T126]*[.$T$2]+[.U126]*[.$U$2]+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" office:value-type="float" office:value="4096" calcext:value-type="float">
            <text:p>4096</text:p>
          </table:table-cell>
          <table:table-cell table:number-columns-repeated="10"/>
          <table:table-cell table:style-name="ce11" table:number-columns-repeated="18"/>
          <table:table-cell table:style-name="ce10" office:value-type="float" office:value="1" calcext:value-type="float">
            <text:p>1</text:p>
          </table:table-cell>
          <table:table-cell table:style-name="ce11" table:number-columns-repeated="12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Q127]*[.Q$2]+[.P127]*[.P$2]+[.O127]*[.O$2]+[.N127]*[.N$2]+[.M127]*[.M$2]+[.L127]*[.L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R127]*[.$R$2]+[.S127]*[.$S$2]+[.T127]*[.$T$2]+[.U127]*[.$U$2]+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" office:value-type="float" office:value="67108864" calcext:value-type="float">
            <text:p>67108864</text:p>
          </table:table-cell>
          <table:table-cell table:number-columns-repeated="10"/>
          <table:table-cell table:style-name="ce11" table:number-columns-repeated="4"/>
          <table:table-cell table:style-name="ce10" office:value-type="float" office:value="1" calcext:value-type="float">
            <text:p>1</text:p>
          </table:table-cell>
          <table:table-cell table:style-name="ce11" table:number-columns-repeated="26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Q128]*[.Q$2]+[.P128]*[.P$2]+[.O128]*[.O$2]+[.N128]*[.N$2]+[.M128]*[.M$2]+[.L128]*[.L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R128]*[.$R$2]+[.S128]*[.$S$2]+[.T128]*[.$T$2]+[.U128]*[.$U$2]+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" office:value-type="float" office:value="524288" calcext:value-type="float">
            <text:p>524288</text:p>
          </table:table-cell>
          <table:table-cell table:number-columns-repeated="10"/>
          <table:table-cell table:style-name="ce11" table:number-columns-repeated="11"/>
          <table:table-cell table:style-name="ce10" office:value-type="float" office:value="1" calcext:value-type="float">
            <text:p>1</text:p>
          </table:table-cell>
          <table:table-cell table:style-name="ce11" table:number-columns-repeated="19"/>
          <table:table-cell table:style-name="ce2" table:number-columns-repeated="97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Q129]*[.Q$2]+[.P129]*[.P$2]+[.O129]*[.O$2]+[.N129]*[.N$2]+[.M129]*[.M$2]+[.L129]*[.L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R129]*[.$R$2]+[.S129]*[.$S$2]+[.T129]*[.$T$2]+[.U129]*[.$U$2]+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1" table:number-columns-repeated="31"/>
          <table:table-cell table:style-name="ce2" table:number-columns-repeated="975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Q130]*[.Q$2]+[.P130]*[.P$2]+[.O130]*[.O$2]+[.N130]*[.N$2]+[.M130]*[.M$2]+[.L130]*[.L$2]" office:value-type="float" office:value="0" calcext:value-type="float">
            <text:p>0</text:p>
          </table:table-cell>
          <table:table-cell table:formula="of:=DEC2HEX([.H130];8)" office:value-type="string" office:string-value="000000DC" calcext:value-type="string">
            <text:p>000000DC</text:p>
          </table:table-cell>
          <table:table-cell table:formula="of:=[.R130]*[.$R$2]+[.S130]*[.$S$2]+[.T130]*[.$T$2]+[.U130]*[.$U$2]+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" office:value-type="float" office:value="220" calcext:value-type="float">
            <text:p>220</text:p>
          </table:table-cell>
          <table:table-cell table:number-columns-repeated="9"/>
          <table:table-cell table:style-name="Default"/>
          <table:table-cell table:number-columns-repeated="22"/>
          <table:table-cell table:style-name="ce11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Q131]*[.Q$2]+[.P131]*[.P$2]+[.O131]*[.O$2]+[.N131]*[.N$2]+[.M131]*[.M$2]+[.L131]*[.L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R131]*[.$R$2]+[.S131]*[.$S$2]+[.T131]*[.$T$2]+[.U131]*[.$U$2]+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Q132]*[.Q$2]+[.P132]*[.P$2]+[.O132]*[.O$2]+[.N132]*[.N$2]+[.M132]*[.M$2]+[.L132]*[.L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R132]*[.$R$2]+[.S132]*[.$S$2]+[.T132]*[.$T$2]+[.U132]*[.$U$2]+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" office:value-type="float" office:value="232" calcext:value-type="float">
            <text:p>232</text:p>
          </table:table-cell>
          <table:table-cell table:number-columns-repeated="9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Q133]*[.Q$2]+[.P133]*[.P$2]+[.O133]*[.O$2]+[.N133]*[.N$2]+[.M133]*[.M$2]+[.L133]*[.L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R133]*[.$R$2]+[.S133]*[.$S$2]+[.T133]*[.$T$2]+[.U133]*[.$U$2]+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Q134]*[.Q$2]+[.P134]*[.P$2]+[.O134]*[.O$2]+[.N134]*[.N$2]+[.M134]*[.M$2]+[.L134]*[.L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R134]*[.$R$2]+[.S134]*[.$S$2]+[.T134]*[.$T$2]+[.U134]*[.$U$2]+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" office:value-type="float" office:value="233" calcext:value-type="float">
            <text:p>233</text:p>
          </table:table-cell>
          <table:table-cell table:number-columns-repeated="9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Q135]*[.Q$2]+[.P135]*[.P$2]+[.O135]*[.O$2]+[.N135]*[.N$2]+[.M135]*[.M$2]+[.L135]*[.L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R135]*[.$R$2]+[.S135]*[.$S$2]+[.T135]*[.$T$2]+[.U135]*[.$U$2]+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Q136]*[.Q$2]+[.P136]*[.P$2]+[.O136]*[.O$2]+[.N136]*[.N$2]+[.M136]*[.M$2]+[.L136]*[.L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R136]*[.$R$2]+[.S136]*[.$S$2]+[.T136]*[.$T$2]+[.U136]*[.$U$2]+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" office:value-type="float" office:value="208" calcext:value-type="float">
            <text:p>208</text:p>
          </table:table-cell>
          <table:table-cell table:number-columns-repeated="9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1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Q137]*[.Q$2]+[.P137]*[.P$2]+[.O137]*[.O$2]+[.N137]*[.N$2]+[.M137]*[.M$2]+[.L137]*[.L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R137]*[.$R$2]+[.S137]*[.$S$2]+[.T137]*[.$T$2]+[.U137]*[.$U$2]+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Q138]*[.Q$2]+[.P138]*[.P$2]+[.O138]*[.O$2]+[.N138]*[.N$2]+[.M138]*[.M$2]+[.L138]*[.L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R138]*[.$R$2]+[.S138]*[.$S$2]+[.T138]*[.$T$2]+[.U138]*[.$U$2]+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" office:value-type="float" office:value="200" calcext:value-type="float">
            <text:p>200</text:p>
          </table:table-cell>
          <table:table-cell table:number-columns-repeated="9"/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Q139]*[.Q$2]+[.P139]*[.P$2]+[.O139]*[.O$2]+[.N139]*[.N$2]+[.M139]*[.M$2]+[.L139]*[.L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R139]*[.$R$2]+[.S139]*[.$S$2]+[.T139]*[.$T$2]+[.U139]*[.$U$2]+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" office:value-type="float" office:value="2147483648" calcext:value-type="float">
            <text:p>2147483648</text:p>
          </table:table-cell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12"/>
          <table:table-cell table:style-name="Default"/>
          <table:table-cell table:number-columns-repeated="1006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table:style-name="Default"/>
          <table:table-cell table:number-columns-repeated="1006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9:51:46.991487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6-04T19:51:58.021451388</dc:date>
    <meta:editing-duration>P1DT4H12M28S</meta:editing-duration>
    <meta:editing-cycles>213</meta:editing-cycles>
    <meta:generator>LibreOffice/4.3.3.2$Linux_X86_64 LibreOffice_project/430m0$Build-2</meta:generator>
    <meta:document-statistic meta:table-count="1" meta:cell-count="1103" meta:object-count="0"/>
  </office:meta>
</office:document-meta>
</file>